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rward movemen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-10m</text:p>
          </table:table-cell>
          <table:table-cell office:value-type="string" calcext:value-type="string">
            <text:p>convert to in</text:p>
          </table:table-cell>
          <table:table-cell office:value-type="string" calcext:value-type="string">
            <text:p>+35in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3]-10" office:value-type="float" office:value="9.7" calcext:value-type="float">
            <text:p>9.7</text:p>
          </table:table-cell>
          <table:table-cell table:style-name="ce2" table:formula="of:=[.B3]/0.0254" office:value-type="float" office:value="381.889763779528" calcext:value-type="float">
            <text:p>382</text:p>
          </table:table-cell>
          <table:table-cell table:style-name="ce2" table:formula="of:=[.C3]+35" office:value-type="float" office:value="416.889763779528" calcext:value-type="float">
            <text:p>417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table:formula="of:=[.A4]-10" office:value-type="float" office:value="9.47" calcext:value-type="float">
            <text:p>9.47</text:p>
          </table:table-cell>
          <table:table-cell table:style-name="ce2" table:formula="of:=[.B4]/0.0254" office:value-type="float" office:value="372.834645669291" calcext:value-type="float">
            <text:p>373</text:p>
          </table:table-cell>
          <table:table-cell table:style-name="ce2" table:formula="of:=[.C4]+35" office:value-type="float" office:value="407.834645669291" calcext:value-type="float">
            <text:p>40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A5]-10" office:value-type="float" office:value="9.4" calcext:value-type="float">
            <text:p>9.4</text:p>
          </table:table-cell>
          <table:table-cell table:style-name="ce2" table:formula="of:=[.B5]/0.0254" office:value-type="float" office:value="370.07874015748" calcext:value-type="float">
            <text:p>370</text:p>
          </table:table-cell>
          <table:table-cell table:style-name="ce2" table:formula="of:=[.C5]+35" office:value-type="float" office:value="405.07874015748" calcext:value-type="float">
            <text:p>405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table:formula="of:=[.A6]-10" office:value-type="float" office:value="9.42" calcext:value-type="float">
            <text:p>9.42</text:p>
          </table:table-cell>
          <table:table-cell table:style-name="ce2" table:formula="of:=[.B6]/0.0254" office:value-type="float" office:value="370.866141732284" calcext:value-type="float">
            <text:p>371</text:p>
          </table:table-cell>
          <table:table-cell table:style-name="ce2" table:formula="of:=[.C6]+35" office:value-type="float" office:value="405.866141732284" calcext:value-type="float">
            <text:p>406</text:p>
          </table:table-cell>
        </table:table-row>
        <table:table-row table:style-name="ro1">
          <table:table-cell office:value-type="float" office:value="19.57" calcext:value-type="float">
            <text:p>19.57</text:p>
          </table:table-cell>
          <table:table-cell table:formula="of:=[.A7]-10" office:value-type="float" office:value="9.57" calcext:value-type="float">
            <text:p>9.57</text:p>
          </table:table-cell>
          <table:table-cell table:style-name="ce2" table:formula="of:=[.B7]/0.0254" office:value-type="float" office:value="376.771653543307" calcext:value-type="float">
            <text:p>377</text:p>
          </table:table-cell>
          <table:table-cell table:style-name="ce2" table:formula="of:=[.C7]+35" office:value-type="float" office:value="411.771653543307" calcext:value-type="float">
            <text:p>412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table:formula="of:=[.A8]-10" office:value-type="float" office:value="9.34" calcext:value-type="float">
            <text:p>9.34</text:p>
          </table:table-cell>
          <table:table-cell table:style-name="ce2" table:formula="of:=[.B8]/0.0254" office:value-type="float" office:value="367.716535433071" calcext:value-type="float">
            <text:p>368</text:p>
          </table:table-cell>
          <table:table-cell table:style-name="ce2" table:formula="of:=[.C8]+35" office:value-type="float" office:value="402.716535433071" calcext:value-type="float">
            <text:p>403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table:formula="of:=[.A9]-10" office:value-type="float" office:value="9.54" calcext:value-type="float">
            <text:p>9.54</text:p>
          </table:table-cell>
          <table:table-cell table:style-name="ce2" table:formula="of:=[.B9]/0.0254" office:value-type="float" office:value="375.590551181102" calcext:value-type="float">
            <text:p>376</text:p>
          </table:table-cell>
          <table:table-cell table:style-name="ce2" table:formula="of:=[.C9]+35" office:value-type="float" office:value="410.590551181102" calcext:value-type="float">
            <text:p>411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table:formula="of:=[.A10]-10" office:value-type="float" office:value="9.62" calcext:value-type="float">
            <text:p>9.62</text:p>
          </table:table-cell>
          <table:table-cell table:style-name="ce2" table:formula="of:=[.B10]/0.0254" office:value-type="float" office:value="378.740157480315" calcext:value-type="float">
            <text:p>379</text:p>
          </table:table-cell>
          <table:table-cell table:style-name="ce2" table:formula="of:=[.C10]+35" office:value-type="float" office:value="413.740157480315" calcext:value-type="float">
            <text:p>41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A11]-10" office:value-type="float" office:value="9.7" calcext:value-type="float">
            <text:p>9.7</text:p>
          </table:table-cell>
          <table:table-cell table:style-name="ce2" table:formula="of:=[.B11]/0.0254" office:value-type="float" office:value="381.889763779528" calcext:value-type="float">
            <text:p>382</text:p>
          </table:table-cell>
          <table:table-cell table:style-name="ce2" table:formula="of:=[.C11]+35" office:value-type="float" office:value="416.889763779528" calcext:value-type="float">
            <text:p>417</text:p>
          </table:table-cell>
        </table:table-row>
        <table:table-row table:style-name="ro1">
          <table:table-cell table:number-columns-repeated="2"/>
          <table:table-cell table:style-name="ce2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left movement</text:p>
          </table:table-cell>
          <table:covered-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79.25-orig</text:p>
          </table:table-cell>
          <table:table-cell table:number-columns-repeated="2"/>
        </table:table-row>
        <table:table-row table:style-name="ro1">
          <table:table-cell office:value-type="float" office:value="42.25" calcext:value-type="float">
            <text:p>42.25</text:p>
          </table:table-cell>
          <table:table-cell table:style-name="ce2" table:formula="of:=79.25-[.A15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79.25-[.A16]" office:value-type="float" office:value="49.25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79.25-[.A17]" office:value-type="float" office:value="71.25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79.25-[.A18]" office:value-type="float" office:value="67.25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style-name="ce2" table:formula="of:=79.25-[.A19]" office:value-type="float" office:value="36.75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79.25-[.A20]" office:value-type="float" office:value="77.25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79.25-[.A21]" office:value-type="float" office:value="27.25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79.25-[.A22]" office:value-type="float" office:value="7.25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79.25-[.A23]" office:value-type="float" office:value="12.25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21:05:09.477394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20:45:02.817628297</meta:creation-date>
    <dc:date>2025-11-11T21:09:47.717635307</dc:date>
    <meta:editing-duration>PT15M13S</meta:editing-duration>
    <meta:editing-cycles>3</meta:editing-cycles>
    <meta:generator>LibreOffice/24.8.7.2$Linux_X86_64 LibreOffice_project/480$Build-2</meta:generator>
    <meta:document-statistic meta:table-count="1" meta:cell-count="62" meta:object-count="0"/>
  </office:meta>
</office:document-meta>
</file>